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1.668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1">
          <table:table-cell table:style-name="ce4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4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4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default-cell-style-name="ce3"/>
        <table:table-row table:style-name="ro1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enz</text:p>
          </table:table-cell>
          <table:table-cell office:value-type="string">
            <text:p>r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x_C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C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4">
          <table:table-cell table:style-name="ce4" table:number-columns-repeated="3"/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4"/>
        <table:table-column table:style-name="co11" table:default-cell-style-name="ce4"/>
        <table:table-column table:style-name="co9" table:number-columns-repeated="2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1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kcat_f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kcat_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6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(t)</text:p>
          </table:table-cell>
          <table:table-cell table:style-name="ce6" office:value-type="string">
            <text:p>at &lt;-function(t) c(-0.95*t^5/(1 + t^5) + 1)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da/dt</text:p>
          </table:table-cell>
          <table:table-cell table:style-name="ce6" office:value-type="string">
            <text:p>dadt &lt;- function(t) c(-0.95*(5*t^4)/(t^5 + 1)*(1 - t^5/(t^5 + 1)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1020" table:default-cell-style-name="ce3"/>
        <table:table-row table:style-name="ro1">
          <table:table-cell table:style-name="ce6"/>
          <table:table-cell table:style-name="ce4" office:value-type="string">
            <text:p>ctr</text:p>
          </table:table-cell>
          <table:table-cell table:style-name="ce4" office:value-type="string">
            <text:p>enz</text:p>
          </table:table-cell>
          <table:table-cell table:style-name="ce4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6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enz</text:p>
          </table:table-cell>
          <table:table-cell table:style-name="ce4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35">
            <text:p>0,35</text:p>
          </table:table-cell>
          <table:table-cell table:style-name="ce6" office:value-type="float" office:value="0.4">
            <text:p>0,4</text:p>
          </table:table-cell>
          <table:table-cell table:style-name="ce6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creator>Hugo </dc:creator>
    <meta:creation-date>2024-02-05T13:52:48Z</meta:creation-date>
    <dc:date>2025-06-09T14:35:13.72</dc:date>
    <meta:editing-cycles>99</meta:editing-cycles>
    <meta:editing-duration>PT4H26M33S</meta:editing-duration>
    <meta:document-statistic meta:table-count="8" meta:cell-count="93" meta:object-count="0"/>
  </office:meta>
</office:document-meta>
</file>